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,Bold" svg:font-family="'Arial,Bold'"/>
    <style:font-face style:name="CourierNew" svg:font-family="CourierNew"/>
    <style:font-face style:name="OpenSymbol" svg:font-family="OpenSymbol"/>
    <style:font-face style:name="Times" svg:font-family="Time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049in" style:rel-column-width="1879*"/>
    </style:style>
    <style:style style:name="Table1.B" style:family="table-column">
      <style:table-column-properties style:column-width="1.3514in" style:rel-column-width="1946*"/>
    </style:style>
    <style:style style:name="Table1.C" style:family="table-column">
      <style:table-column-properties style:column-width="1.4986in" style:rel-column-width="2158*"/>
    </style:style>
    <style:style style:name="Table1.D" style:family="table-column">
      <style:table-column-properties style:column-width="0.8299in" style:rel-column-width="1195*"/>
    </style:style>
    <style:style style:name="Table1.E" style:family="table-column">
      <style:table-column-properties style:column-width="1.9403in" style:rel-column-width="2794*"/>
    </style:style>
    <style:style style:name="Table1.A1" style:family="table-cell">
      <style:table-cell-properties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666666" fo:padding="0.0382in" fo:border="0.0007in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e6e6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5" style:family="table-cell">
      <style:table-cell-properties fo:background-color="#ff8080" fo:padding="0.0382in" fo:border-left="0.0007in solid #000000" fo:border-right="none" fo:border-top="none" fo:border-bottom="0.0007in solid #000000">
        <style:background-image/>
      </style:table-cell-properties>
    </style:style>
    <style:style style:name="Table1.E5" style:family="table-cell">
      <style:table-cell-properties fo:background-color="#ff808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8" style:family="table-cell">
      <style:table-cell-properties fo:background-color="#66cc99" fo:padding="0.0382in" fo:border-left="0.0007in solid #000000" fo:border-right="none" fo:border-top="none" fo:border-bottom="0.0007in solid #000000">
        <style:background-image/>
      </style:table-cell-properties>
    </style:style>
    <style:style style:name="Table1.E8" style:family="table-cell">
      <style:table-cell-properties fo:background-color="#66cc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1" style:family="table-cell">
      <style:table-cell-properties fo:background-color="#cc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E11" style:family="table-cell">
      <style:table-cell-properties fo:background-color="#cc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666666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3.C1" style:family="table-cell">
      <style:table-cell-properties style:vertical-align="" fo:background-color="#666666" fo:padding="0.0382in" fo:border="0.0007in solid #000000" style:writing-mode="page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7701in" style:rel-column-width="26214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#666666" fo:padding="0.0382in" fo:border-left="0.0007in solid #000000" fo:border-right="none" fo:border-top="0.0007in solid #000000" fo:border-bottom="0.0007in solid #000000" style:writing-mode="page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color="#000099" fo:font-style="normal" style:font-style-asian="normal" style:font-style-complex="normal"/>
    </style:style>
    <style:style style:name="P3" style:family="paragraph" style:parent-style-name="Standard">
      <style:text-properties fo:color="#000099" fo:font-style="italic" style:font-style-asian="italic" style:font-style-complex="italic"/>
    </style:style>
    <style:style style:name="P4" style:family="paragraph" style:parent-style-name="Standard">
      <style:text-properties style:use-window-font-color="true" fo:font-style="normal" style:font-style-asian="normal" style:font-style-complex="normal"/>
    </style:style>
    <style:style style:name="P5" style:family="paragraph" style:parent-style-name="Standard">
      <style:text-properties fo:color="#000080" fo:font-style="normal" style:font-style-asian="normal" style:font-style-complex="normal"/>
    </style:style>
    <style:style style:name="P6" style:family="paragraph" style:parent-style-name="Standard">
      <style:text-properties fo:color="#b2b2b2" fo:font-style="normal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/>
    <style:style style:name="P9" style:family="paragraph" style:parent-style-name="Text_20_body">
      <style:text-properties style:font-name="Arial" fo:font-size="7pt" style:font-size-asian="7pt" style:font-size-complex="7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1" style:family="paragraph" style:parent-style-name="Table_20_Contents">
      <style:text-properties style:use-window-font-color="true" style:font-name="Arial" fo:font-size="7pt" style:font-name-asian="Helvetica" style:font-size-asian="7pt" style:font-name-complex="Helvetica" style:font-size-complex="7pt"/>
    </style:style>
    <style:style style:name="P12" style:family="paragraph" style:parent-style-name="Table_20_Contents" style:list-style-name="">
      <style:paragraph-properties style:text-autospace="none"/>
      <style:text-properties style:use-window-font-color="true" style:font-name="Arial" fo:font-size="7pt" style:font-name-asian="Helvetica" style:font-size-asian="7pt" style:font-name-complex="Helvetica" style:font-size-complex="7pt"/>
    </style:style>
    <style:style style:name="P13" style:family="paragraph" style:parent-style-name="Table_20_Contents">
      <style:text-properties style:font-name="Arial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Arial" fo:font-size="7pt" style:font-size-asian="7pt" style:font-size-complex="7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b2b2b2"/>
    </style:style>
    <style:style style:name="T3" style:family="text">
      <style:text-properties fo:color="#b2b2b2" fo:font-style="normal" style:font-style-asian="normal" style:font-style-complex="normal"/>
    </style:style>
    <style:style style:name="T4" style:family="text">
      <style:text-properties style:use-window-font-color="true" style:font-name-asian="Helvetica" style:font-name-complex="Helvetica"/>
    </style:style>
    <style:style style:name="T5" style:family="text">
      <style:text-properties style:text-position="sub 58%"/>
    </style:style>
    <style:style style:name="T6" style:family="text">
      <style:text-properties fo:color="#000099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atomy of a mikroPascal for PIC32 application</text:p>
      <text:p text:style-name="Standard"/>
      <text:h text:style-name="Heading_20_2" text:outline-level="2">Introduction</text:h>
      <text:p text:style-name="Standard">Take this simple program, </text:p>
      <text:p text:style-name="Standard"/>
      <text:p text:style-name="P3">program MyProject;</text:p>
      <text:p text:style-name="P3"/>
      <text:p text:style-name="P3">{ Declarations section }</text:p>
      <text:p text:style-name="P3"/>
      <text:p text:style-name="P3">begin</text:p>
      <text:p text:style-name="P3"><text:s text:c="2"/>{ Main program }</text:p>
      <text:p text:style-name="P3"><text:s text:c="2"/>LATA0_bit := not LATA0_bit</text:p>
      <text:p text:style-name="P3">end.</text:p>
      <text:p text:style-name="P1"/>
      <text:p text:style-name="P1">In this example the EBASE value is equal to 0x9FC01000</text:p>
      <text:p text:style-name="P1"/>
      <text:p text:style-name="P1">What does the compiler actually do?</text:p>
      <text:p text:style-name="P1"/>
      <text:p text:style-name="P1">If you look at the listing you see the following functions:</text:p>
      <text:p text:style-name="P1"/>
      <text:p text:style-name="P2">0x9D000000 <text:s text:c="5"/>[32] <text:s text:c="3"/>___CC2DW</text:p>
      <text:p text:style-name="P2">0x9D000020 <text:s text:c="5"/>[24] <text:s text:c="3"/>___GenExcept</text:p>
      <text:p text:style-name="P2">0x9D000038 <text:s text:c="5"/>[24] <text:s text:c="3"/>___BootGenExcept</text:p>
      <text:p text:style-name="P2">0x9D000050 <text:s text:c="5"/>[44] <text:s text:c="3"/>_main</text:p>
      <text:p text:style-name="P2">0xBFC00000 <text:s text:c="4"/>[296] <text:s text:c="3"/>___BootStartUp</text:p>
      <text:p text:style-name="P1"/>
      <text:p text:style-name="P1">So what does all this mean? <text:s/>In a PIC32 there are virtual memory space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>Start Address</text:p>
          </table:table-cell>
          <table:table-cell table:style-name="Table1.A1" office:value-type="string">
            <text:p text:style-name="P14">Size (bytes)</text:p>
          </table:table-cell>
          <table:table-cell table:style-name="Table1.A1" office:value-type="string">
            <text:p text:style-name="P14">Partition</text:p>
          </table:table-cell>
          <table:table-cell table:style-name="Table1.A1" office:value-type="string">
            <text:p text:style-name="P14">Kind</text:p>
          </table:table-cell>
          <table:table-cell table:style-name="Table1.E1" office:value-type="string">
            <text:p text:style-name="P14">Comments</text:p>
          </table:table-cell>
        </table:table-row>
        <table:table-row>
          <table:table-cell table:style-name="Table1.A2" office:value-type="string">
            <text:p text:style-name="P12">0x7D000000 + BMXPUPBA</text:p>
          </table:table-cell>
          <table:table-cell table:style-name="Table1.A2" office:value-type="string">
            <text:p text:style-name="P12">BMXPFMSZ - BMXPUPBA</text:p>
          </table:table-cell>
          <table:table-cell table:style-name="Table1.A2" office:value-type="string">
            <text:p text:style-name="P11">USEG/KUSEG</text:p>
          </table:table-cell>
          <table:table-cell table:style-name="Table1.A2" office:value-type="string">
            <text:p text:style-name="P13">Program Flash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0x7F000000</text:p>
          </table:table-cell>
          <table:table-cell table:style-name="Table1.A2" office:value-type="string">
            <text:p text:style-name="P12">BMXPFMSZ - BMXPUPBA</text:p>
          </table:table-cell>
          <table:table-cell table:style-name="Table1.A2" office:value-type="string">
            <text:p text:style-name="P11">USEG/KUSEG</text:p>
          </table:table-cell>
          <table:table-cell table:style-name="Table1.A2" office:value-type="string">
            <text:p text:style-name="P13">Data RAM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0x7F000000</text:p>
          </table:table-cell>
          <table:table-cell table:style-name="Table1.A2" office:value-type="string">
            <text:p text:style-name="P12">BMXPFMSZ - BMXPUPBA</text:p>
          </table:table-cell>
          <table:table-cell table:style-name="Table1.A2" office:value-type="string">
            <text:p text:style-name="P11">USEG/KUSEG</text:p>
          </table:table-cell>
          <table:table-cell table:style-name="Table1.A2" office:value-type="string">
            <text:p text:style-name="P13">Program RAM</text:p>
          </table:table-cell>
          <table:table-cell table:style-name="Table1.E2" office:value-type="string">
            <text:p text:style-name="P13"/>
          </table:table-cell>
        </table:table-row>
        <table:table-row>
          <table:table-cell table:style-name="Table1.A5" office:value-type="string">
            <text:p text:style-name="P11">0x80000000</text:p>
          </table:table-cell>
          <table:table-cell table:style-name="Table1.A5" office:value-type="string">
            <text:p text:style-name="P11">BMXDKPBA (max 128 K)</text:p>
          </table:table-cell>
          <table:table-cell table:style-name="Table1.A5" office:value-type="string">
            <text:p text:style-name="P11">KSEG0 (cacheable)</text:p>
          </table:table-cell>
          <table:table-cell table:style-name="Table1.A5" office:value-type="string">
            <text:p text:style-name="P13">Program Flash</text:p>
          </table:table-cell>
          <table:table-cell table:style-name="Table1.E5" office:value-type="string">
            <text:p text:style-name="P11">same physical address as KSEG1 data RAM</text:p>
          </table:table-cell>
        </table:table-row>
        <table:table-row>
          <table:table-cell table:style-name="Table1.A5" office:value-type="string">
            <text:p text:style-name="P11">0x80000000 + BMXDKPBA</text:p>
          </table:table-cell>
          <table:table-cell table:style-name="Table1.A5" office:value-type="string">
            <text:p text:style-name="P11">BMXDUDBA - BMXDKPBA</text:p>
          </table:table-cell>
          <table:table-cell table:style-name="Table1.A5" office:value-type="string">
            <text:p text:style-name="P11">KSEG0 (cacheable)</text:p>
          </table:table-cell>
          <table:table-cell table:style-name="Table1.A5" office:value-type="string">
            <text:p text:style-name="P13">Data RAM</text:p>
          </table:table-cell>
          <table:table-cell table:style-name="Table1.E5" office:value-type="string">
            <text:p text:style-name="P11">same physical address as KSEG1 program RAM</text:p>
          </table:table-cell>
        </table:table-row>
        <table:table-row>
          <table:table-cell table:style-name="Table1.A5" office:value-type="string">
            <text:p text:style-name="P11">0x9D000000</text:p>
          </table:table-cell>
          <table:table-cell table:style-name="Table1.A5" office:value-type="string">
            <text:p text:style-name="P11">BMXPUPBA (max 512 K)</text:p>
          </table:table-cell>
          <table:table-cell table:style-name="Table1.A5" office:value-type="string">
            <text:p text:style-name="P11">KSEG0 (cacheable)</text:p>
          </table:table-cell>
          <table:table-cell table:style-name="Table1.A5" office:value-type="string">
            <text:p text:style-name="P13">Program RAM</text:p>
          </table:table-cell>
          <table:table-cell table:style-name="Table1.E5" office:value-type="string">
            <text:p text:style-name="P11">same physical address as KSEG1 program flash</text:p>
          </table:table-cell>
        </table:table-row>
        <table:table-row>
          <table:table-cell table:style-name="Table1.A8" office:value-type="string">
            <text:p text:style-name="P11">0xA0000000</text:p>
          </table:table-cell>
          <table:table-cell table:style-name="Table1.A8" office:value-type="string">
            <text:p text:style-name="P11">BMXPUPBA (max 128 K)</text:p>
          </table:table-cell>
          <table:table-cell table:style-name="Table1.A8" office:value-type="string">
            <text:p text:style-name="P11">KSEG1</text:p>
          </table:table-cell>
          <table:table-cell table:style-name="Table1.A8" office:value-type="string">
            <text:p text:style-name="P13">Program Flash</text:p>
          </table:table-cell>
          <table:table-cell table:style-name="Table1.E8" office:value-type="string">
            <text:p text:style-name="P13"/>
          </table:table-cell>
        </table:table-row>
        <table:table-row>
          <table:table-cell table:style-name="Table1.A8" office:value-type="string">
            <text:p text:style-name="P11">0xA0000000 + BMXDKPBA</text:p>
          </table:table-cell>
          <table:table-cell table:style-name="Table1.A8" office:value-type="string">
            <text:p text:style-name="P11">BMXDUDBA - BMXDKPBA</text:p>
          </table:table-cell>
          <table:table-cell table:style-name="Table1.A8" office:value-type="string">
            <text:p text:style-name="P11">KSEG1</text:p>
          </table:table-cell>
          <table:table-cell table:style-name="Table1.A8" office:value-type="string">
            <text:p text:style-name="P13">Data RAM</text:p>
          </table:table-cell>
          <table:table-cell table:style-name="Table1.E8" office:value-type="string">
            <text:p text:style-name="P13"/>
          </table:table-cell>
        </table:table-row>
        <table:table-row>
          <table:table-cell table:style-name="Table1.A8" office:value-type="string">
            <text:p text:style-name="P11">0xBD000000</text:p>
          </table:table-cell>
          <table:table-cell table:style-name="Table1.A8" office:value-type="string">
            <text:p text:style-name="P11">BMXPUPBA (max 512 K)</text:p>
          </table:table-cell>
          <table:table-cell table:style-name="Table1.A8" office:value-type="string">
            <text:p text:style-name="P11">KSEG1</text:p>
          </table:table-cell>
          <table:table-cell table:style-name="Table1.A8" office:value-type="string">
            <text:p text:style-name="P13">Program RAM</text:p>
          </table:table-cell>
          <table:table-cell table:style-name="Table1.E8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11">0xBF800000</text:p>
          </table:table-cell>
          <table:table-cell table:style-name="Table1.A11" office:value-type="string">
            <text:p text:style-name="P11">1 MB</text:p>
          </table:table-cell>
          <table:table-cell table:style-name="Table1.A11" office:value-type="string">
            <text:p text:style-name="P11">kernel (KSEG1, non-cacheable)</text:p>
          </table:table-cell>
          <table:table-cell table:style-name="Table1.A11" office:value-type="string">
            <text:p text:style-name="P11">Peripheral SFRs</text:p>
          </table:table-cell>
          <table:table-cell table:style-name="Table1.E11" office:value-type="string">
            <text:p text:style-name="P13"/>
          </table:table-cell>
        </table:table-row>
        <table:table-row>
          <table:table-cell table:style-name="Table1.A11" office:value-type="string">
            <text:p text:style-name="P11">0xBFC00000</text:p>
          </table:table-cell>
          <table:table-cell table:style-name="Table1.A11" office:value-type="string">
            <text:p text:style-name="P11">12 KB</text:p>
          </table:table-cell>
          <table:table-cell table:style-name="Table1.A11" office:value-type="string">
            <text:p text:style-name="P11">kernel (KSEG1, non-cacheable)</text:p>
          </table:table-cell>
          <table:table-cell table:style-name="Table1.A11" office:value-type="string">
            <text:p text:style-name="P11">Boot flash</text:p>
          </table:table-cell>
          <table:table-cell table:style-name="Table1.E11" office:value-type="string">
            <text:p text:style-name="P13"/>
          </table:table-cell>
        </table:table-row>
      </table:table>
      <text:p text:style-name="P1"/>
      <text:p text:style-name="P1">In a mikroElectronika (mE) application the BMX___ values are left at default 0. <text:s text:c="2"/></text:p>
      <text:p text:style-name="P1"/>
      <text:h text:style-name="Heading_20_2" text:outline-level="2">Exceptions and Interrupts</text:h>
      <text:p text:style-name="P1"/>
      <text:p text:style-name="P1">If you look at the listing for the program you also find 2 more magic functions:</text:p>
      <text:p text:style-name="P1"><text:soft-page-break/></text:p>
      <text:p text:style-name="P2">____SysVT:</text:p>
      <text:p text:style-name="P2">0x9FC01180 <text:s text:c="7"/>0x0B400008 <text:s/>J <text:s text:c="7"/>___GenExcept</text:p>
      <text:p text:style-name="P2">0x9FC01184 <text:s text:c="7"/>0x70000000 <text:s/>NOP <text:s text:c="7"/></text:p>
      <text:p text:style-name="P2">; end of ____SysVT</text:p>
      <text:p text:style-name="P1"/>
      <text:p text:style-name="P1"/>
      <text:p text:style-name="P2">____BootVT:</text:p>
      <text:p text:style-name="P2">0xBFC00380 <text:s text:c="7"/>0x3C1E9D00 <text:s/>LUI <text:s text:c="7"/>R30, 40192</text:p>
      <text:p text:style-name="P2">0xBFC00384 <text:s text:c="7"/>0x37DE0038 <text:s/>ORI <text:s text:c="7"/>R30, R30, 56</text:p>
      <text:p text:style-name="P2">0xBFC00388 <text:s text:c="7"/>0x03C00008 <text:s/>JR <text:s text:c="7"/>R30</text:p>
      <text:p text:style-name="P2">0xBFC0038C <text:s text:c="7"/>0x70000000 <text:s/>NOP <text:s text:c="7"/></text:p>
      <text:p text:style-name="P2">; end of ____BootVT</text:p>
      <text:p text:style-name="P1"/>
      <text:p text:style-name="P1">Lets look at the ___SysVT call first</text:p>
      <text:p text:style-name="P1"/>
      <text:p text:style-name="P2">____SysVT:</text:p>
      <text:p text:style-name="P2">0x9FC01180 <text:s text:c="7"/>0x0B400008 <text:s/>J <text:s text:c="7"/>___GenExcept</text:p>
      <text:p text:style-name="P2"/>
      <text:p text:style-name="P4">where</text:p>
      <text:p text:style-name="P2"/>
      <text:p text:style-name="P2">0x9D000020 <text:s text:c="5"/>[24] <text:s text:c="3"/>___GenExcept</text:p>
      <text:p text:style-name="P2"/>
      <text:p text:style-name="P4">What is special about this memory space (0x9FC01180)? <text:s/>Notice it is our EBASE+0x180... <text:s/>So what? If you look at the MIPS documentation you will find the answers (these documents can be found in the Open mikroBootloader SourceForge repository under Documentation). <text:s/>This is the address where if a general exception occurs the processor will jump to. <text:s/>The mE compiler simple jumps to the ___GenExecpt function without putting a return address on the stack. <text:s text:c="3"/>The default exception handlers is as follows:</text:p>
      <text:p text:style-name="P4"/>
      <text:p text:style-name="P5">___GenExcept:</text:p>
      <text:p text:style-name="P5"><text:span text:style-name="T2">;__Lib_System.mpas, 90 :: </text:span><text:tab/><text:tab/></text:p>
      <text:p text:style-name="P5">0x9D000020<text:tab/>0x27BDFFFC <text:s/>ADDIU<text:tab/>SP, SP, -4</text:p>
      <text:p text:style-name="P5">;__Lib_System.mpas, 91 :: <text:tab/><text:tab/></text:p>
      <text:p text:style-name="P5">L____GenExcept20:</text:p>
      <text:p text:style-name="P5">0x9D000024<text:tab/>0x0B400009 <text:s/>J<text:tab/>L____GenExcept20</text:p>
      <text:p text:style-name="P5">0x9D000028<text:tab/>0x70000000 <text:s/>NOP<text:tab/></text:p>
      <text:p text:style-name="P5"><text:span text:style-name="T2">;__Lib_System.mpas, 93 :: </text:span><text:tab/><text:tab/></text:p>
      <text:p text:style-name="P5">L_end___GenExcept:</text:p>
      <text:p text:style-name="P5">0x9D00002C<text:tab/>0x27BD0004 <text:s/>ADDIU<text:tab/>SP, SP, 4</text:p>
      <text:p text:style-name="P5">0x9D000030<text:tab/>0x42000018 <text:s/>ERET<text:tab/></text:p>
      <text:p text:style-name="P5">0x9D000034<text:tab/>0x70000000 <text:s/>NOP<text:tab/></text:p>
      <text:p text:style-name="P6">; end of ___GenExcept</text:p>
      <text:p text:style-name="P4"/>
      <text:p text:style-name="P4">The handler manually removes 4 bytes from the stack and loops forever. <text:s/>Also note that a simple jump to the function can be made because both of these addresses are in the KSEG0 space.</text:p>
      <text:p text:style-name="P4"/>
      <text:p text:style-name="P4">What else is interesting about this address? <text:s/>If you look at the table this is beyond the KSEG0 0x9D000000 + MAX_512k_Bytes. <text:s text:c="2"/>This address is mapping into the Boot Flash area through the KSEG0. <text:s/>This means that the exception and interrupt tables will be place in Boot Flash through the KSEG0 address space. <text:s/>It is not clear to me why this is done.</text:p>
      <text:p text:style-name="P4"><text:soft-page-break/></text:p>
      <text:p text:style-name="P4">Now lets look at the ___BootVT call</text:p>
      <text:p text:style-name="P4"/>
      <text:p text:style-name="P2">____BootVT:</text:p>
      <text:p text:style-name="P2">0xBFC00380 <text:s text:c="7"/>0x3C1E9D00 <text:s/>LUI <text:s text:c="7"/>R30, 40192</text:p>
      <text:p text:style-name="P2">0xBFC00384 <text:s text:c="7"/>0x37DE0038 <text:s/>ORI <text:s text:c="7"/>R30, R30, 56</text:p>
      <text:p text:style-name="P2">0xBFC00388 <text:s text:c="7"/>0x03C00008 <text:s/>JR <text:s text:c="7"/>R30</text:p>
      <text:p text:style-name="P2">0xBFC0038C <text:s text:c="7"/>0x70000000 <text:s/>NOP <text:s text:c="7"/></text:p>
      <text:p text:style-name="P2">; end of ____BootVT</text:p>
      <text:p text:style-name="P2"/>
      <text:p text:style-name="P4">First off notice this is located in the Boot Flash (see the virtual memory table) but at an offset. <text:s/>What is special about this offset? <text:s/>Again the MIPS documentation comes to the rescue. <text:s/>This becomes complicated based on the setting of the Status and Cause registers. <text:s/>Depending on configuration this can be the exception jump target of TLB Refill, Interrupt, and All Others.</text:p>
      <text:p text:style-name="P4"/>
      <text:p text:style-name="P4">A typical mE program is configures its CP0 Status and Cause register as follow:</text:p>
      <text:p text:style-name="P4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4">Register and Bit</text:p>
          </table:table-cell>
          <table:table-cell table:style-name="Table3.A1" office:value-type="string">
            <text:p text:style-name="P14">Control</text:p>
          </table:table-cell>
          <table:table-cell table:style-name="Table3.C1" office:value-type="string">
            <text:p text:style-name="P14">MikroElectronika Default</text:p>
          </table:table-cell>
        </table:table-row>
        <table:table-row>
          <table:table-cell table:style-name="Table3.A2" office:value-type="string">
            <text:p text:style-name="P9">CP0_STATUS</text:p>
            <text:p text:style-name="P9">Bit 22</text:p>
            <text:p text:style-name="P13"/>
          </table:table-cell>
          <table:table-cell table:style-name="Table3.A2" office:value-type="string">
            <text:p text:style-name="P9">BEV: Bootstrap Exception Vector Control bit </text:p>
            <text:p text:style-name="P9">Controls the location of exception vectors. </text:p>
            <text:p text:style-name="P9">1 = Bootstrap </text:p>
            <text:p text:style-name="P9">0 = Normal </text:p>
            <text:p text:style-name="P13"/>
          </table:table-cell>
          <table:table-cell table:style-name="Table3.C2" office:value-type="string">
            <text:p text:style-name="P9">0 = Normal </text:p>
          </table:table-cell>
        </table:table-row>
        <table:table-row>
          <table:table-cell table:style-name="Table3.A2" office:value-type="string">
            <text:p text:style-name="P13">CP0_STATUS</text:p>
            <text:p text:style-name="P13"/>
            <text:p text:style-name="P13">bit 1</text:p>
          </table:table-cell>
          <table:table-cell table:style-name="Table3.A2" office:value-type="string">
            <text:p text:style-name="P9">EXL: Exception Level bit </text:p>
            <text:p text:style-name="P9">Set by the processor when any exception other than Reset, Soft Reset, or NMI exceptions is taken. </text:p>
            <text:p text:style-name="P9">1 = Exception level </text:p>
            <text:p text:style-name="P9">0 = Normal level </text:p>
            <text:p text:style-name="P9">When EXL is set: </text:p>
            <text:p text:style-name="P9">• Processor is running inKernel mode </text:p>
            <text:p text:style-name="P9">• Interrupts are disabled </text:p>
            <text:p text:style-name="P13"/>
          </table:table-cell>
          <table:table-cell table:style-name="Table3.C2" office:value-type="string">
            <text:p text:style-name="P9">1 = Exception level </text:p>
            <text:p text:style-name="P9">when an exception is encountered</text:p>
          </table:table-cell>
        </table:table-row>
        <table:table-row>
          <table:table-cell table:style-name="Table3.A2" office:value-type="string">
            <text:p text:style-name="P13">CP0_CAUSE</text:p>
            <text:p text:style-name="P13"/>
            <text:p text:style-name="P13">bit 23</text:p>
          </table:table-cell>
          <table:table-cell table:style-name="Table3.A2" office:value-type="string">
            <text:p text:style-name="P9">IV: Interrupt Vector bit </text:p>
            <text:p text:style-name="P9">Indicates whether an interrupt exception uses the general exception vector or a special interrupt vector </text:p>
            <text:p text:style-name="P9">1 = Use the special interrupt vector (0x200) </text:p>
            <text:p text:style-name="P9">0 = Use the general exception vector (0x180) </text:p>
            <text:p text:style-name="P9">If the IV bit (Cause&lt;23&gt;) is ‘1’ and the BEV bit (Status&lt;22&gt;) is ‘0’, the special interrupt vector represents the base of the vectored interrupt table. </text:p>
            <text:p text:style-name="P13"/>
          </table:table-cell>
          <table:table-cell table:style-name="Table3.C2" office:value-type="string">
            <text:p text:style-name="P9">1 = Use the special interrupt vector (0x200) </text:p>
          </table:table-cell>
        </table:table-row>
      </table:table>
      <text:p text:style-name="P4"/>
      <text:p text:style-name="P4"/>
      <text:p text:style-name="P4">To summarize a mE application will setup the exceptions and interrupts as follows:</text:p>
      <text:p text:style-name="P4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14">Exception </text:p>
          </table:table-cell>
          <table:table-cell table:style-name="Table4.A1" office:value-type="string">
            <text:p text:style-name="P14">Vector</text:p>
          </table:table-cell>
          <table:table-cell table:style-name="Table4.A1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0">Reset, Soft, Reset, NMI</text:p>
          </table:table-cell>
          <table:table-cell table:style-name="Table4.A2" office:value-type="string">
            <text:p text:style-name="P10">0xBFC00000</text:p>
          </table:table-cell>
          <table:table-cell table:style-name="Table4.C2" office:value-type="string">
            <text:p text:style-name="P10">Boot Flash</text:p>
          </table:table-cell>
        </table:table-row>
        <table:table-row>
          <table:table-cell table:style-name="Table4.A2" office:value-type="string">
            <text:p text:style-name="P10">TBL Refill</text:p>
          </table:table-cell>
          <table:table-cell table:style-name="Table4.A2" office:value-type="string">
            <text:p text:style-name="P10">EBASE+0x180</text:p>
          </table:table-cell>
          <table:table-cell table:style-name="Table4.C2" office:value-type="string">
            <text:p text:style-name="P10">KSEG0 (<text:span text:style-name="T4">cacheable</text:span>) [EXL = 1 when exception occurs]</text:p>
          </table:table-cell>
        </table:table-row>
        <table:table-row>
          <table:table-cell table:style-name="Table4.A2" office:value-type="string">
            <text:p text:style-name="P10">Cache Error</text:p>
          </table:table-cell>
          <table:table-cell table:style-name="Table4.A2" office:value-type="string">
            <text:p text:style-name="P10">EBASE+0x180??</text:p>
          </table:table-cell>
          <table:table-cell table:style-name="Table4.C2" office:value-type="string">
            <text:p text:style-name="P10">KKSEG0 (<text:span text:style-name="T4">cacheable</text:span>) [EXL = 1 when exception occurs]</text:p>
          </table:table-cell>
        </table:table-row>
        <table:table-row>
          <table:table-cell table:style-name="Table4.A2" office:value-type="string">
            <text:p text:style-name="P10">Interrupts</text:p>
          </table:table-cell>
          <table:table-cell table:style-name="Table4.A2" office:value-type="string">
            <text:p text:style-name="P10">EBASE+0x200+Interrupt Vector</text:p>
          </table:table-cell>
          <table:table-cell table:style-name="Table4.C2" office:value-type="string">
            <text:p text:style-name="P10">ME default <text:span text:style-name="T1">0x9FC01000 (KSEG0)</text:span><text:soft-page-break/></text:p>
          </table:table-cell>
        </table:table-row>
      </table:table>
      <text:p text:style-name="P4"/>
      <text:p text:style-name="P4">So what it appears is that <text:s/>___BootVT is a defensive function that is not used unless the CP0_Status<text:span text:style-name="T5">BEV</text:span></text:p>
      <text:p text:style-name="P4">bit has been changed by the application. <text:s/>Lastly note that the jump is more complicated:</text:p>
      <text:p text:style-name="P4"/>
      <text:p text:style-name="P4"/>
      <text:p text:style-name="P2">____BootVT:</text:p>
      <text:p text:style-name="P2">0xBFC00380 <text:s text:c="7"/>0x3C1E9D00 <text:s/>LUI <text:s text:c="7"/>R30, 40192</text:p>
      <text:p text:style-name="P2">0xBFC00384 <text:s text:c="7"/>0x37DE0038 <text:s/>ORI <text:s text:c="7"/>R30, R30, 56</text:p>
      <text:p text:style-name="P2">0xBFC00388 <text:s text:c="7"/>0x03C00008 <text:s/>JR <text:s text:c="7"/>R30</text:p>
      <text:p text:style-name="P2">0xBFC0038C <text:s text:c="7"/>0x70000000 <text:s/>NOP <text:s text:c="7"/></text:p>
      <text:p text:style-name="P2">; end of ____BootVT</text:p>
      <text:p text:style-name="P2"/>
      <text:p text:style-name="P2"/>
      <text:p text:style-name="P1">It loads 0x9D000038 into R30 then jumps. <text:s/>This is necessary because the current execution is within the Boot Flash and the Jump is into the KSEG0 flash. <text:s/>This is the address of </text:p>
      <text:p text:style-name="P1"/>
      <text:p text:style-name="P2">0x9D000038 <text:s text:c="5"/>[24] <text:s text:c="3"/>___BootGenExcept</text:p>
      <text:p text:style-name="P2"/>
      <text:p text:style-name="P2">___BootGenExcept:</text:p>
      <text:p text:style-name="Standard"><text:span text:style-name="T3">;__Lib_System.mpas, 84 :: <text:tab/></text:span><text:tab/></text:p>
      <text:p text:style-name="P2">0x9D000038<text:tab/>0x27BDFFFC <text:s/>ADDIU<text:tab/>SP, SP, -4</text:p>
      <text:p text:style-name="Standard"><text:span text:style-name="T3">;__Lib_System.mpas, 85 :: </text:span><text:tab/><text:tab/></text:p>
      <text:p text:style-name="P2">L____BootGenExcept14:</text:p>
      <text:p text:style-name="P2">0x9D00003C<text:tab/>0x0B40000F <text:s/>J<text:tab/>L____BootGenExcept14</text:p>
      <text:p text:style-name="P2">0x9D000040<text:tab/>0x70000000 <text:s/>NOP<text:tab/></text:p>
      <text:p text:style-name="Standard"><text:span text:style-name="T3">;__Lib_System.mpas, 87 :: </text:span><text:tab/><text:tab/></text:p>
      <text:p text:style-name="P2">L_end___BootGenExcept:</text:p>
      <text:p text:style-name="P2">0x9D000044<text:tab/>0x27BD0004 <text:s/>ADDIU<text:tab/>SP, SP, 4</text:p>
      <text:p text:style-name="P2">0x9D000048<text:tab/>0x42000018 <text:s/>ERET<text:tab/></text:p>
      <text:p text:style-name="P2">0x9D00004C<text:tab/>0x70000000 <text:s/>NOP<text:tab/></text:p>
      <text:p text:style-name="P6">; end of ___BootGenExcept</text:p>
      <text:p text:style-name="P6"/>
      <text:p text:style-name="P4">This also loops for ever when the exception is entered.</text:p>
      <text:p text:style-name="P4"/>
      <text:p text:style-name="P4">Now lets throw in an interrupt and see if it does what we expect with Vector Spacing of 32...</text:p>
      <text:p text:style-name="P4"/>
      <text:p text:style-name="P3">program MyProject;</text:p>
      <text:p text:style-name="P3"/>
      <text:p text:style-name="P3">{ Declarations section }</text:p>
      <text:p text:style-name="P3"/>
      <text:p text:style-name="P3">procedure CoreTimer(); iv IVT_CORE_TIMER; ilevel 7; ics ICS_AUTO;</text:p>
      <text:p text:style-name="P3">begin</text:p>
      <text:p text:style-name="P3">end;</text:p>
      <text:p text:style-name="P3"/>
      <text:p text:style-name="P3">procedure Timer1(); iv IVT_TIMER_1; ilevel 7; ics ICS_AUTO;</text:p>
      <text:p text:style-name="P3">begin</text:p>
      <text:p text:style-name="P3">end;</text:p>
      <text:p text:style-name="P3"/>
      <text:p text:style-name="P3">procedure InputCapture1(); iv IVT_INPUT_CAPTURE_1; ilevel 7; ics ICS_AUTO;</text:p>
      <text:p text:style-name="P3"><text:soft-page-break/>begin</text:p>
      <text:p text:style-name="P3">end;</text:p>
      <text:p text:style-name="P3"/>
      <text:p text:style-name="P3">begin</text:p>
      <text:p text:style-name="P3"><text:s text:c="2"/>{ Main program }</text:p>
      <text:p text:style-name="P3"><text:s text:c="2"/>LATA0_bit := not LATA0_bit</text:p>
      <text:p text:style-name="P3">end.</text:p>
      <text:p text:style-name="P3"/>
      <text:p text:style-name="P6">;Address Opcode <text:tab/>ASM</text:p>
      <text:p text:style-name="P2">____SysVT:</text:p>
      <text:p text:style-name="P2">0x9FC01180<text:tab/>0x0B40004F <text:s/>J<text:tab/>___GenExcept</text:p>
      <text:p text:style-name="P2">0x9FC01184<text:tab/>0x70000000 <text:s/>NOP<text:tab/></text:p>
      <text:p text:style-name="P2">0x9FC01188<text:tab/>0x70000000 <text:s/>NOP<text:tab/></text:p>
      <text:p text:style-name="P2">0x9FC0118C<text:tab/>0x70000000 <text:s/>NOP<text:tab/></text:p>
      <text:p text:style-name="P2">0x9FC01190<text:tab/>0x70000000 <text:s/>NOP<text:tab/></text:p>
      <text:p text:style-name="P2">0x9FC01194<text:tab/>0x70000000 <text:s/>NOP<text:tab/></text:p>
      <text:p text:style-name="P2">0x9FC01198<text:tab/>0x70000000 <text:s/>NOP<text:tab/></text:p>
      <text:p text:style-name="P2">0x9FC0119C<text:tab/>0x70000000 <text:s/>NOP<text:tab/></text:p>
      <text:p text:style-name="P2">0x9FC011A0<text:tab/>0x70000000 <text:s/>NOP<text:tab/></text:p>
      <text:p text:style-name="P2">0x9FC011A4<text:tab/>0x70000000 <text:s/>NOP<text:tab/></text:p>
      <text:p text:style-name="P2">0x9FC011A8<text:tab/>0x70000000 <text:s/>NOP<text:tab/></text:p>
      <text:p text:style-name="P2">0x9FC011AC<text:tab/>0x70000000 <text:s/>NOP<text:tab/></text:p>
      <text:p text:style-name="P2">0x9FC011B0<text:tab/>0x70000000 <text:s/>NOP<text:tab/></text:p>
      <text:p text:style-name="P2">0x9FC011B4<text:tab/>0x70000000 <text:s/>NOP<text:tab/></text:p>
      <text:p text:style-name="P2">0x9FC011B8<text:tab/>0x70000000 <text:s/>NOP<text:tab/></text:p>
      <text:p text:style-name="P2">0x9FC011BC<text:tab/>0x70000000 <text:s/>NOP<text:tab/></text:p>
      <text:p text:style-name="P2">0x9FC011C0<text:tab/>0x70000000 <text:s/>NOP<text:tab/></text:p>
      <text:p text:style-name="P2">0x9FC011C4<text:tab/>0x70000000 <text:s/>NOP<text:tab/></text:p>
      <text:p text:style-name="P2">0x9FC011C8<text:tab/>0x70000000 <text:s/>NOP<text:tab/></text:p>
      <text:p text:style-name="P2">0x9FC011CC<text:tab/>0x70000000 <text:s/>NOP<text:tab/></text:p>
      <text:p text:style-name="P2">0x9FC011D0<text:tab/>0x70000000 <text:s/>NOP<text:tab/></text:p>
      <text:p text:style-name="P2">0x9FC011D4<text:tab/>0x70000000 <text:s/>NOP<text:tab/></text:p>
      <text:p text:style-name="P2">0x9FC011D8<text:tab/>0x70000000 <text:s/>NOP<text:tab/></text:p>
      <text:p text:style-name="P2">0x9FC011DC<text:tab/>0x70000000 <text:s/>NOP<text:tab/></text:p>
      <text:p text:style-name="P2">0x9FC011E0<text:tab/>0x70000000 <text:s/>NOP<text:tab/></text:p>
      <text:p text:style-name="P2">0x9FC011E4<text:tab/>0x70000000 <text:s/>NOP<text:tab/></text:p>
      <text:p text:style-name="P2">0x9FC011E8<text:tab/>0x70000000 <text:s/>NOP<text:tab/></text:p>
      <text:p text:style-name="P2">0x9FC011EC<text:tab/>0x70000000 <text:s/>NOP<text:tab/></text:p>
      <text:p text:style-name="P2">0x9FC011F0<text:tab/>0x70000000 <text:s/>NOP<text:tab/></text:p>
      <text:p text:style-name="P2">0x9FC011F4<text:tab/>0x70000000 <text:s/>NOP<text:tab/></text:p>
      <text:p text:style-name="P2">0x9FC011F8<text:tab/>0x70000000 <text:s/>NOP<text:tab/></text:p>
      <text:p text:style-name="P2">0x9FC011FC<text:tab/>0x70000000 <text:s/>NOP<text:tab/></text:p>
      <text:p text:style-name="P2">0x9FC01200<text:tab/>0x0B40002C <text:s/>J<text:tab/>_CoreTimer</text:p>
      <text:p text:style-name="P2">0x9FC01204<text:tab/>0x70000000 <text:s/>NOP<text:tab/></text:p>
      <text:p text:style-name="P2">0x9FC01208<text:tab/>0x70000000 <text:s/>NOP<text:tab/></text:p>
      <text:p text:style-name="P2">0x9FC0120C<text:tab/>0x70000000 <text:s/>NOP<text:tab/></text:p>
      <text:p text:style-name="P2">0x9FC01210<text:tab/>0x70000000 <text:s/>NOP<text:tab/></text:p>
      <text:p text:style-name="P2">0x9FC01214<text:tab/>0x70000000 <text:s/>NOP<text:tab/></text:p>
      <text:p text:style-name="P2">0x9FC01218<text:tab/>0x70000000 <text:s/>NOP<text:tab/></text:p>
      <text:p text:style-name="P2">0x9FC0121C<text:tab/>0x70000000 <text:s/>NOP<text:tab/></text:p>
      <text:p text:style-name="P2">0x9FC01220<text:tab/>0x0B40003E <text:s/>J<text:tab/>_main</text:p>
      <text:p text:style-name="P2"><text:soft-page-break/>0x9FC01224<text:tab/>0x70000000 <text:s/>NOP<text:tab/></text:p>
      <text:p text:style-name="P2">0x9FC01228<text:tab/>0x70000000 <text:s/>NOP<text:tab/></text:p>
      <text:p text:style-name="P2">0x9FC0122C<text:tab/>0x70000000 <text:s/>NOP<text:tab/></text:p>
      <text:p text:style-name="P2">0x9FC01230<text:tab/>0x70000000 <text:s/>NOP<text:tab/></text:p>
      <text:p text:style-name="P2">0x9FC01234<text:tab/>0x70000000 <text:s/>NOP<text:tab/></text:p>
      <text:p text:style-name="P2">0x9FC01238<text:tab/>0x70000000 <text:s/>NOP<text:tab/></text:p>
      <text:p text:style-name="P2">0x9FC0123C<text:tab/>0x70000000 <text:s/>NOP<text:tab/></text:p>
      <text:p text:style-name="P2">0x9FC01240<text:tab/>0x0B40003E <text:s/>J<text:tab/>_main</text:p>
      <text:p text:style-name="P2">0x9FC01244<text:tab/>0x70000000 <text:s/>NOP<text:tab/></text:p>
      <text:p text:style-name="P2">0x9FC01248<text:tab/>0x70000000 <text:s/>NOP<text:tab/></text:p>
      <text:p text:style-name="P2">0x9FC0124C<text:tab/>0x70000000 <text:s/>NOP<text:tab/></text:p>
      <text:p text:style-name="P2">0x9FC01250<text:tab/>0x70000000 <text:s/>NOP<text:tab/></text:p>
      <text:p text:style-name="P2">0x9FC01254<text:tab/>0x70000000 <text:s/>NOP<text:tab/></text:p>
      <text:p text:style-name="P2">0x9FC01258<text:tab/>0x70000000 <text:s/>NOP<text:tab/></text:p>
      <text:p text:style-name="P2">0x9FC0125C<text:tab/>0x70000000 <text:s/>NOP<text:tab/></text:p>
      <text:p text:style-name="P2">0x9FC01260<text:tab/>0x0B40003E <text:s/>J<text:tab/>_main</text:p>
      <text:p text:style-name="P2">0x9FC01264<text:tab/>0x70000000 <text:s/>NOP<text:tab/></text:p>
      <text:p text:style-name="P2">0x9FC01268<text:tab/>0x70000000 <text:s/>NOP<text:tab/></text:p>
      <text:p text:style-name="P2">0x9FC0126C<text:tab/>0x70000000 <text:s/>NOP<text:tab/></text:p>
      <text:p text:style-name="P2">0x9FC01270<text:tab/>0x70000000 <text:s/>NOP<text:tab/></text:p>
      <text:p text:style-name="P2">0x9FC01274<text:tab/>0x70000000 <text:s/>NOP<text:tab/></text:p>
      <text:p text:style-name="P2">0x9FC01278<text:tab/>0x70000000 <text:s/>NOP<text:tab/></text:p>
      <text:p text:style-name="P2">0x9FC0127C<text:tab/>0x70000000 <text:s/>NOP<text:tab/></text:p>
      <text:p text:style-name="P2">0x9FC01280<text:tab/>0x0B40001A <text:s/>J<text:tab/>_Timer1</text:p>
      <text:p text:style-name="P2">0x9FC01284<text:tab/>0x70000000 <text:s/>NOP<text:tab/></text:p>
      <text:p text:style-name="P2">0x9FC01288<text:tab/>0x70000000 <text:s/>NOP<text:tab/></text:p>
      <text:p text:style-name="P2">0x9FC0128C<text:tab/>0x70000000 <text:s/>NOP<text:tab/></text:p>
      <text:p text:style-name="P2">0x9FC01290<text:tab/>0x70000000 <text:s/>NOP<text:tab/></text:p>
      <text:p text:style-name="P2">0x9FC01294<text:tab/>0x70000000 <text:s/>NOP<text:tab/></text:p>
      <text:p text:style-name="P2">0x9FC01298<text:tab/>0x70000000 <text:s/>NOP<text:tab/></text:p>
      <text:p text:style-name="P2">0x9FC0129C<text:tab/>0x70000000 <text:s/>NOP<text:tab/></text:p>
      <text:p text:style-name="P2">0x9FC012A0<text:tab/>0x0B400008 <text:s/>J<text:tab/>_InputCapture1</text:p>
      <text:p text:style-name="P2">0x9FC012A4<text:tab/>0x70000000 <text:s/>NOP<text:tab/></text:p>
      <text:p text:style-name="P2">0x9FC012A8<text:tab/>0x70000000 <text:s/>NOP<text:tab/></text:p>
      <text:p text:style-name="P2">0x9FC012AC<text:tab/>0x70000000 <text:s/>NOP<text:tab/></text:p>
      <text:p text:style-name="P2">0x9FC012B0<text:tab/>0x70000000 <text:s/>NOP<text:tab/></text:p>
      <text:p text:style-name="P2">0x9FC012B4<text:tab/>0x70000000 <text:s/>NOP<text:tab/></text:p>
      <text:p text:style-name="P2">0x9FC012B8<text:tab/>0x70000000 <text:s/>NOP<text:tab/></text:p>
      <text:p text:style-name="P2">0x9FC012BC<text:tab/>0x70000000 <text:s/>NOP<text:tab/></text:p>
      <text:p text:style-name="P2">0x9FC012C0<text:tab/>0x0B40003E <text:s/>J<text:tab/>_main</text:p>
      <text:p text:style-name="P2">0x9FC012C4<text:tab/>0x70000000 <text:s/>NOP<text:tab/></text:p>
      <text:p text:style-name="P2">0x9FC012C8<text:tab/>0x70000000 <text:s/>NOP<text:tab/></text:p>
      <text:p text:style-name="P2">0x9FC012CC<text:tab/>0x70000000 <text:s/>NOP<text:tab/></text:p>
      <text:p text:style-name="P2">0x9FC012D0<text:tab/>0x70000000 <text:s/>NOP<text:tab/></text:p>
      <text:p text:style-name="P2">0x9FC012D4<text:tab/>0x70000000 <text:s/>NOP<text:tab/></text:p>
      <text:p text:style-name="P2">0x9FC012D8<text:tab/>0x70000000 <text:s/>NOP<text:tab/></text:p>
      <text:p text:style-name="P2">0x9FC012DC<text:tab/>0x70000000 <text:s/>NOP<text:tab/></text:p>
      <text:p text:style-name="P2">0x9FC012E0<text:tab/>0x0B40003E <text:s/>J<text:tab/>_main</text:p>
      <text:p text:style-name="P2">0x9FC012E4<text:tab/>0x70000000 <text:s/>NOP<text:tab/></text:p>
      <text:p text:style-name="P2">0x9FC012E8<text:tab/>0x70000000 <text:s/>NOP<text:tab/></text:p>
      <text:p text:style-name="Standard"><text:span text:style-name="T6">0x9FC012EC<text:tab/>0x70000000 <text:s/>NOP</text:span><text:tab/></text:p>
      <text:p text:style-name="P2"><text:soft-page-break/>…..</text:p>
      <text:p text:style-name="P2">0x9FC0183C<text:tab/>0x70000000 <text:s/>NOP<text:tab/></text:p>
      <text:p text:style-name="P2">0x9FC01840<text:tab/>0x0B40003E <text:s/>J<text:tab/>_main</text:p>
      <text:p text:style-name="P2">0x9FC01844<text:tab/>0x70000000 <text:s/>NOP<text:tab/></text:p>
      <text:p text:style-name="P2">0x9FC01848<text:tab/>0x70000000 <text:s/>NOP<text:tab/></text:p>
      <text:p text:style-name="P2">0x9FC0184C<text:tab/>0x70000000 <text:s/>NOP<text:tab/></text:p>
      <text:p text:style-name="P2">0x9FC01850<text:tab/>0x70000000 <text:s/>NOP<text:tab/></text:p>
      <text:p text:style-name="P2">0x9FC01854<text:tab/>0x70000000 <text:s/>NOP<text:tab/></text:p>
      <text:p text:style-name="P2">0x9FC01858<text:tab/>0x70000000 <text:s/>NOP<text:tab/></text:p>
      <text:p text:style-name="P2">0x9FC0185C<text:tab/>0x70000000 <text:s/>NOP<text:tab/></text:p>
      <text:p text:style-name="P2">0x9FC01860<text:tab/>0x0B40003E <text:s/>J<text:tab/>_main</text:p>
      <text:p text:style-name="P2">0x9FC01864<text:tab/>0x70000000 <text:s/>NOP<text:tab/></text:p>
      <text:p text:style-name="P6">; end of ____SysVT</text:p>
      <text:p text:style-name="P4"/>
      <text:p text:style-name="P4">The ___SysVT has grown to handle all the interrupt vectors. <text:s/>It is interesting that if you enable an interrupt in code but not have a handler for it your application will restart with the first line in the main program block of code.</text:p>
      <text:p text:style-name="P4"/>
      <text:p text:style-name="P4">Selecting Single Interrupt Handler in the options does exactly that:</text:p>
      <text:p text:style-name="P4"/>
      <text:p text:style-name="P3">program MyProject;</text:p>
      <text:p text:style-name="P3"/>
      <text:p text:style-name="P3">{ Declarations section }</text:p>
      <text:p text:style-name="P3"/>
      <text:p text:style-name="P3">procedure SingleHandler(); iv IVT_CORE_TIMER; ilevel 7; ics ICS_AUTO;</text:p>
      <text:p text:style-name="P3">begin</text:p>
      <text:p text:style-name="P3">end;</text:p>
      <text:p text:style-name="P3"/>
      <text:p text:style-name="P3"/>
      <text:p text:style-name="P3">begin</text:p>
      <text:p text:style-name="P3"><text:s text:c="2"/>{ Main program }</text:p>
      <text:p text:style-name="P3"><text:s text:c="2"/>LATA0_bit := not LATA0_bit</text:p>
      <text:p text:style-name="P3">end.</text:p>
      <text:p text:style-name="P4"/>
      <text:p text:style-name="P6">;Address Opcode <text:tab/>ASM</text:p>
      <text:p text:style-name="P2">____SysVT:</text:p>
      <text:p text:style-name="P2">0x9FC01180<text:tab/>0x0B400008 <text:s/>J<text:tab/>___GenExcept</text:p>
      <text:p text:style-name="P2">0x9FC01184<text:tab/>0x70000000 <text:s/>NOP<text:tab/></text:p>
      <text:p text:style-name="P2">0x9FC01188<text:tab/>0x70000000 <text:s/>NOP<text:tab/></text:p>
      <text:p text:style-name="P2">0x9FC0118C<text:tab/>0x70000000 <text:s/>NOP<text:tab/></text:p>
      <text:p text:style-name="P2">0x9FC01190<text:tab/>0x70000000 <text:s/>NOP<text:tab/></text:p>
      <text:p text:style-name="P2">0x9FC01194<text:tab/>0x70000000 <text:s/>NOP<text:tab/></text:p>
      <text:p text:style-name="P2">0x9FC01198<text:tab/>0x70000000 <text:s/>NOP<text:tab/></text:p>
      <text:p text:style-name="P2">0x9FC0119C<text:tab/>0x70000000 <text:s/>NOP<text:tab/></text:p>
      <text:p text:style-name="P2">0x9FC011A0<text:tab/>0x70000000 <text:s/>NOP<text:tab/></text:p>
      <text:p text:style-name="P2">0x9FC011A4<text:tab/>0x70000000 <text:s/>NOP<text:tab/></text:p>
      <text:p text:style-name="P2">0x9FC011A8<text:tab/>0x70000000 <text:s/>NOP<text:tab/></text:p>
      <text:p text:style-name="P2">0x9FC011AC<text:tab/>0x70000000 <text:s/>NOP<text:tab/></text:p>
      <text:p text:style-name="P2">0x9FC011B0<text:tab/>0x70000000 <text:s/>NOP<text:tab/></text:p>
      <text:p text:style-name="P2">0x9FC011B4<text:tab/>0x70000000 <text:s/>NOP<text:tab/></text:p>
      <text:p text:style-name="P2">0x9FC011B8<text:tab/>0x70000000 <text:s/>NOP<text:tab/></text:p>
      <text:p text:style-name="P2"><text:soft-page-break/>0x9FC011BC<text:tab/>0x70000000 <text:s/>NOP<text:tab/></text:p>
      <text:p text:style-name="P2">0x9FC011C0<text:tab/>0x70000000 <text:s/>NOP<text:tab/></text:p>
      <text:p text:style-name="P2">0x9FC011C4<text:tab/>0x70000000 <text:s/>NOP<text:tab/></text:p>
      <text:p text:style-name="P2">0x9FC011C8<text:tab/>0x70000000 <text:s/>NOP<text:tab/></text:p>
      <text:p text:style-name="P2">0x9FC011CC<text:tab/>0x70000000 <text:s/>NOP<text:tab/></text:p>
      <text:p text:style-name="P2">0x9FC011D0<text:tab/>0x70000000 <text:s/>NOP<text:tab/></text:p>
      <text:p text:style-name="P2">0x9FC011D4<text:tab/>0x70000000 <text:s/>NOP<text:tab/></text:p>
      <text:p text:style-name="P2">0x9FC011D8<text:tab/>0x70000000 <text:s/>NOP<text:tab/></text:p>
      <text:p text:style-name="P2">0x9FC011DC<text:tab/>0x70000000 <text:s/>NOP<text:tab/></text:p>
      <text:p text:style-name="P2">0x9FC011E0<text:tab/>0x70000000 <text:s/>NOP<text:tab/></text:p>
      <text:p text:style-name="P2">0x9FC011E4<text:tab/>0x70000000 <text:s/>NOP<text:tab/></text:p>
      <text:p text:style-name="P2">0x9FC011E8<text:tab/>0x70000000 <text:s/>NOP<text:tab/></text:p>
      <text:p text:style-name="P2">0x9FC011EC<text:tab/>0x70000000 <text:s/>NOP<text:tab/></text:p>
      <text:p text:style-name="P2">0x9FC011F0<text:tab/>0x70000000 <text:s/>NOP<text:tab/></text:p>
      <text:p text:style-name="P2">0x9FC011F4<text:tab/>0x70000000 <text:s/>NOP<text:tab/></text:p>
      <text:p text:style-name="P2">0x9FC011F8<text:tab/>0x70000000 <text:s/>NOP<text:tab/></text:p>
      <text:p text:style-name="P2">0x9FC011FC<text:tab/>0x70000000 <text:s/>NOP<text:tab/></text:p>
      <text:p text:style-name="P2">0x9FC01200<text:tab/>0x0B40000E <text:s/>J<text:tab/>_SingleHandler</text:p>
      <text:p text:style-name="P2">0x9FC01204<text:tab/>0x70000000 <text:s/>NOP<text:tab/></text:p>
      <text:p text:style-name="P6">; end of ____SysVT</text:p>
      <text:p text:style-name="P4"/>
      <text:p text:style-name="P4">In all cases the ___BootVT did not change</text:p>
      <text:p text:style-name="P6"/>
      <text:p text:style-name="P2">____BootVT:</text:p>
      <text:p text:style-name="P2">0xBFC00380 <text:s text:c="7"/>0x3C1E9D00 <text:s/>LUI <text:s text:c="7"/>R30, 40192</text:p>
      <text:p text:style-name="P2">0xBFC00384 <text:s text:c="7"/>0x37DE0038 <text:s/>ORI <text:s text:c="7"/>R30, R30, 56</text:p>
      <text:p text:style-name="P2">0xBFC00388 <text:s text:c="7"/>0x03C00008 <text:s/>JR <text:s text:c="7"/>R30</text:p>
      <text:p text:style-name="P2">0xBFC0038C <text:s text:c="7"/>0x70000000 <text:s/>NOP <text:s text:c="7"/></text:p>
      <text:p text:style-name="P2">; end of ____BootVT</text:p>
      <text:h text:style-name="Heading_20_2" text:outline-level="2">Program Flow</text:h>
      <text:p text:style-name="Text_20_body">The MIPS processor start execution in the Flash Memory space at 0xBFC00000, lets look at our functions in the listing:</text:p>
      <text:p text:style-name="P2">0x9D000000 <text:s text:c="5"/>[32] <text:s text:c="3"/>___CC2DW</text:p>
      <text:p text:style-name="P2">0x9D000020 <text:s text:c="5"/>[24] <text:s text:c="3"/>___GenExcept</text:p>
      <text:p text:style-name="P2">0x9D000038 <text:s text:c="5"/>[24] <text:s text:c="3"/>___BootGenExcept</text:p>
      <text:p text:style-name="P2">0x9D000050 <text:s text:c="5"/>[44] <text:s text:c="3"/>_main</text:p>
      <text:p text:style-name="P2">0xBFC00000 <text:s text:c="4"/>[296] <text:s text:c="3"/>___BootStartUp</text:p>
      <text:p text:style-name="P2"/>
      <text:p text:style-name="P4">Yup there it is ___BootStartup. <text:s/>This function does a lot of interesting things that get the processor in the state the compiler expects it to be in.</text:p>
      <text:p text:style-name="P4"/>
      <text:p text:style-name="Standard"><text:span text:style-name="T6">___BootStartUp:</text:span></text:p>
      <text:p text:style-name="Standard"><text:span text:style-name="T3">;__Lib_System.mpas, 96 :: <text:tab/></text:span><text:tab/></text:p>
      <text:p text:style-name="P2">0xBFC00000<text:tab/>0x27BDFFFC <text:s/>ADDIU<text:tab/>SP, SP, -4</text:p>
      <text:p text:style-name="P2">;__Lib_System.mpas, 100 :: <text:tab/><text:tab/></text:p>
      <text:p text:style-name="P2">0xBFC00004<text:tab/>0x70000000 <text:s/>NOP<text:tab/></text:p>
      <text:p text:style-name="P2">….</text:p>
      <text:p text:style-name="P2">….</text:p>
      <text:p text:style-name="P2">0xBFC0010C<text:tab/>0x409E6800 <text:s/>MTC0<text:tab/>R30, 13, 0</text:p>
      <text:p text:style-name="Standard"><text:soft-page-break/><text:span text:style-name="T3">;__Lib_System.mpas, 178 :: </text:span><text:tab/><text:tab/></text:p>
      <text:p text:style-name="P2">0xBFC00110<text:tab/>0x3C1E9D00 <text:s/>LUI<text:tab/>R30, #hi_addr(_main+0)</text:p>
      <text:p text:style-name="Standard"><text:span text:style-name="T3">;__Lib_System.mpas, 179 :: </text:span><text:tab/><text:tab/></text:p>
      <text:p text:style-name="P2">0xBFC00114<text:tab/>0x37DE0050 <text:s/>ORI<text:tab/>R30, R30, #lo_addr(_main+0)</text:p>
      <text:p text:style-name="Standard"><text:span text:style-name="T3">;__Lib_System.mpas, 181 :: </text:span><text:tab/><text:tab/></text:p>
      <text:p text:style-name="P2">0xBFC00118<text:tab/>0x03C00008 <text:s/>JR<text:tab/>R30</text:p>
      <text:p text:style-name="Standard"><text:span text:style-name="T3">;__Lib_System.mpas, 182 :: <text:tab/></text:span><text:tab/></text:p>
      <text:p text:style-name="P2">0xBFC0011C<text:tab/>0x70000000 <text:s/>NOP<text:tab/></text:p>
      <text:p text:style-name="Standard"><text:span text:style-name="T3">;__Lib_System.mpas, 184 :: </text:span><text:tab/><text:tab/></text:p>
      <text:p text:style-name="P2">L_end___BootStartUp:</text:p>
      <text:p text:style-name="P2">0xBFC00120<text:tab/>0x03E00008 <text:s/>JR<text:tab/>RA</text:p>
      <text:p text:style-name="P2">0xBFC00124<text:tab/>0x27BD0004 <text:s/>ADDIU<text:tab/>SP, SP, 4</text:p>
      <text:p text:style-name="P6">; end of ___BootStartUp</text:p>
      <text:p text:style-name="P6"/>
      <text:p text:style-name="Standard">The most interesting thing for us the the last few lines where the address of the _main function is loaded and jumped to with a return address stored. </text:p>
      <text:p text:style-name="Standard"/>
      <text:p text:style-name="Standard">The _CC2DW function is a general purpose function that the compiler links in to set various settings as needed and initialize variable that the compiler knows about is some special way. <text:s/>The reason it was linked into this listing was because all libraries were checked so it was being called out of something in the library system to initialize them. <text:s/>Once all libraries were unchecked this function was eliminated from the listing.</text:p>
      <text:p text:style-name="P6"/>
      <text:p text:style-name="Standard">Lets recap:</text:p>
      <text:p text:style-name="Standard"/>
      <text:list xml:id="list1143302340750469979" text:style-name="L2">
        <text:list-item>
          <text:p text:style-name="P8">A stub is placed at the 2 possible places an exception or interrupt can be called in a MIPS processor</text:p>
        </text:list-item>
        <text:list-item>
          <text:p text:style-name="P8">One is in the KSEG0 addressed Flash (but it is at a high enough address that is exists in the Boot Flash) and one is in the Boot Flash as a MIPS processor documentation explains</text:p>
        </text:list-item>
        <text:list-item>
          <text:p text:style-name="P8">Exceptions and Interrupts are handled in the <text:s/>KSEG0 addressed Flash</text:p>
        </text:list-item>
        <text:list-item>
          <text:p text:style-name="P8">The Boot Flash Exception stub seems to be only to protect against the CP0_Status and CP0_Cause bits being manipulated by the application and forcing the exceptions to be handled in the Boot Flash</text:p>
        </text:list-item>
        <text:list-item>
          <text:p text:style-name="P8">Both Stubs point to functions that are addressed in the KSEG0 spac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,Bold" svg:font-family="'Arial,Bold'"/>
    <style:font-face style:name="CourierNew" svg:font-family="CourierNew"/>
    <style:font-face style:name="OpenSymbol" svg:font-family="OpenSymbol"/>
    <style:font-face style:name="Times" svg:font-family="Time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ueneman</meta:initial-creator>
    <meta:creation-date>2014-08-17T10:22:55</meta:creation-date>
    <dc:date>2014-08-17T14:45:26</dc:date>
    <dc:creator>Jim Kueneman</dc:creator>
    <meta:editing-duration>PT4H7M20S</meta:editing-duration>
    <meta:editing-cycles>14</meta:editing-cycles>
    <meta:generator>OpenOffice/4.1.0$Unix OpenOffice.org_project/410m18$Build-9764</meta:generator>
    <meta:document-statistic meta:table-count="3" meta:image-count="0" meta:object-count="0" meta:page-count="9" meta:paragraph-count="396" meta:word-count="1935" meta:character-count="13722"/>
  </office:meta>
</office:document-meta>
</file>